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797cm" style:rel-column-width="3073*"/>
    </style:style>
    <style:style style:name="Table1.B" style:family="table-column">
      <style:table-column-properties style:column-width="7.701cm" style:rel-column-width="29687*"/>
    </style:style>
    <style:style style:name="Table1.C" style:family="table-column">
      <style:table-column-properties style:column-width="8.502cm" style:rel-column-width="3277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Bitstream Charter" fo:font-size="14pt" fo:font-weight="bold" officeooo:rsid="0015883c" officeooo:paragraph-rsid="0015883c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Bitstream Charter" fo:font-size="14pt" fo:font-weight="normal" officeooo:rsid="0015883c" officeooo:paragraph-rsid="0015883c" style:font-size-asian="14pt" style:font-weight-asian="normal" style:font-size-complex="14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Bitstream Charter" fo:font-size="12pt" officeooo:rsid="0015883c" officeooo:paragraph-rsid="0015883c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Bitstream Charter" fo:font-size="12pt" fo:font-weight="bold" officeooo:rsid="0015883c" officeooo:paragraph-rsid="0015883c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Bitstream Charter" fo:font-size="10pt" officeooo:rsid="0015883c" officeooo:paragraph-rsid="0015883c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Bitstream Charter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Bitstream Charter" fo:font-size="10pt" officeooo:rsid="0015ebe0" officeooo:paragraph-rsid="0015ebe0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Bitstream Charter" fo:font-size="10pt" officeooo:rsid="001677b9" officeooo:paragraph-rsid="001677b9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Bitstream Charter" fo:font-size="10pt" officeooo:rsid="00171426" officeooo:paragraph-rsid="00171426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Bitstream Charter" fo:font-size="10pt" fo:font-style="italic" officeooo:rsid="0015883c" officeooo:paragraph-rsid="0015883c" style:font-size-asian="10pt" style:font-style-asian="italic" style:font-size-complex="10pt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style:font-name="Bitstream Charter" fo:font-size="10pt" fo:font-style="italic" officeooo:rsid="0015ebe0" officeooo:paragraph-rsid="0015ebe0" style:font-size-asian="10pt" style:font-style-asian="italic" style:font-size-complex="10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style:font-name="Bitstream Charter" fo:font-size="10pt" fo:font-style="italic" style:font-size-asian="10pt" style:font-style-asian="italic" style:font-size-complex="10pt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style:font-name="Bitstream Charter" fo:font-size="10pt" fo:font-style="italic" officeooo:rsid="001677b9" officeooo:paragraph-rsid="001677b9" style:font-size-asian="10pt" style:font-style-asian="italic" style:font-size-complex="10pt" style:font-style-complex="italic"/>
    </style:style>
    <style:style style:name="P14" style:family="paragraph" style:parent-style-name="Table_20_Contents">
      <style:paragraph-properties fo:text-align="center" style:justify-single-word="false"/>
      <style:text-properties style:font-name="Bitstream Charter" fo:font-size="10pt" fo:font-style="italic" officeooo:rsid="00171426" officeooo:paragraph-rsid="00171426" style:font-size-asian="10pt" style:font-style-asian="italic" style:font-size-complex="10pt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style:font-name="Bitstream Charter" fo:font-size="10pt" officeooo:rsid="001a4179" officeooo:paragraph-rsid="001a4179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Bitstream Charter" fo:font-size="10pt" fo:font-style="italic" officeooo:rsid="001a4179" officeooo:paragraph-rsid="001a4179" style:font-size-asian="10pt" style:font-style-asian="italic" style:font-size-complex="10pt" style:font-style-complex="italic"/>
    </style:style>
    <style:style style:name="T1" style:family="text">
      <style:text-properties officeooo:rsid="0015ebe0"/>
    </style:style>
    <style:style style:name="T2" style:family="text">
      <style:text-properties officeooo:rsid="001a21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ASP notes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#</text:p>
          </table:table-cell>
          <table:table-cell table:style-name="Table1.A1" office:value-type="string">
            <text:p text:style-name="P4">Title</text:p>
          </table:table-cell>
          <table:table-cell table:style-name="Table1.C1" office:value-type="string">
            <text:p text:style-name="P4">Comments</text:p>
          </table:table-cell>
        </table:table-row>
        <table:table-row>
          <table:table-cell table:style-name="Table1.A2" office:value-type="string">
            <text:p text:style-name="P5">01</text:p>
          </table:table-cell>
          <table:table-cell table:style-name="Table1.A2" office:value-type="string">
            <text:p text:style-name="P10">KECK-like AO system end-to-end simulations pipeline coded into OOMAO</text:p>
          </table:table-cell>
          <table:table-cell table:style-name="Table1.C2" office:value-type="string">
            <text:p text:style-name="P5">General overview of the simulation pipeline <text:span text:style-name="T1">+ presentation of the systemSimulator class</text:span></text:p>
          </table:table-cell>
        </table:table-row>
        <table:table-row>
          <table:table-cell table:style-name="Table1.A2" office:value-type="string">
            <text:p text:style-name="P5">02</text:p>
          </table:table-cell>
          <table:table-cell table:style-name="Table1.A2" office:value-type="string">
            <text:p text:style-name="P11">Anisoplanatism model investigations</text:p>
          </table:table-cell>
          <table:table-cell table:style-name="Table1.C2" office:value-type="string">
            <text:p text:style-name="P7">Comparison of different anisoplanatism calculations</text:p>
          </table:table-cell>
        </table:table-row>
        <table:table-row>
          <table:table-cell table:style-name="Table1.A2" office:value-type="string">
            <text:p text:style-name="P5">03</text:p>
          </table:table-cell>
          <table:table-cell table:style-name="Table1.A2" office:value-type="string">
            <text:p text:style-name="P11">Point spread function reconstruction with KASP</text:p>
          </table:table-cell>
          <table:table-cell table:style-name="Table1.C2" office:value-type="string">
            <text:p text:style-name="P7">Presentation of the psfR class + how to use</text:p>
          </table:table-cell>
        </table:table-row>
        <table:table-row>
          <table:table-cell table:style-name="Table1.A2" office:value-type="string">
            <text:p text:style-name="P5">04</text:p>
          </table:table-cell>
          <table:table-cell table:style-name="Table1.A2" office:value-type="string">
            <text:p text:style-name="P11">KECK NIRC2 images processing with KASP</text:p>
          </table:table-cell>
          <table:table-cell table:style-name="Table1.C2" office:value-type="string">
            <text:p text:style-name="P7">Description of the NIRC2 images processing pipeline</text:p>
          </table:table-cell>
        </table:table-row>
        <table:table-row>
          <table:table-cell table:style-name="Table1.A2" office:value-type="string">
            <text:p text:style-name="P5">05</text:p>
          </table:table-cell>
          <table:table-cell table:style-name="Table1.A2" office:value-type="string">
            <text:p text:style-name="P13">Keck AO telemetry processing</text:p>
          </table:table-cell>
          <table:table-cell table:style-name="Table1.C2" office:value-type="string">
            <text:p text:style-name="P8">How the Keck AO TRS data are handled</text:p>
          </table:table-cell>
        </table:table-row>
        <table:table-row>
          <table:table-cell table:style-name="Table1.A2" office:value-type="string">
            <text:p text:style-name="P9">0<text:span text:style-name="T2">6</text:span></text:p>
          </table:table-cell>
          <table:table-cell table:style-name="Table1.A2" office:value-type="string">
            <text:p text:style-name="P14">Simulating co-phasing errors with KASP</text:p>
          </table:table-cell>
          <table:table-cell table:style-name="Table1.C2" office:value-type="string">
            <text:p text:style-name="P9">Overview of the pupil class + case study from G. Chataignier</text:p>
          </table:table-cell>
        </table:table-row>
        <table:table-row>
          <table:table-cell table:style-name="Table1.A2" office:value-type="string">
            <text:p text:style-name="P8">0<text:span text:style-name="T2">7</text:span></text:p>
          </table:table-cell>
          <table:table-cell table:style-name="Table1.A2" office:value-type="string">
            <text:p text:style-name="P13">On-sky NGS PSF-R</text:p>
          </table:table-cell>
          <table:table-cell table:style-name="Table1.C2" office:value-type="string">
            <text:p text:style-name="P8">Results from the processing of data acquired in 2013/2017</text:p>
          </table:table-cell>
        </table:table-row>
        <table:table-row>
          <table:table-cell table:style-name="Table1.A2" office:value-type="string">
            <text:p text:style-name="P8">0<text:span text:style-name="T2">8</text:span></text:p>
          </table:table-cell>
          <table:table-cell table:style-name="Table1.A2" office:value-type="string">
            <text:p text:style-name="P13">On-sky LGS PSF-R</text:p>
          </table:table-cell>
          <table:table-cell table:style-name="Table1.C2" office:value-type="string">
            <text:p text:style-name="P8">Results for the 2017 data processing</text:p>
          </table:table-cell>
        </table:table-row>
        <table:table-row>
          <table:table-cell table:style-name="Table1.A2" office:value-type="string">
            <text:p text:style-name="P15">09</text:p>
          </table:table-cell>
          <table:table-cell table:style-name="Table1.A2" office:value-type="string">
            <text:p text:style-name="P16">Focal Plane Profiler</text:p>
          </table:table-cell>
          <table:table-cell table:style-name="Table1.C2" office:value-type="string">
            <text:p text:style-name="P15">Description of the FPP method + results on KECK simulations and Henos bench data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6"/>
          </table:table-cell>
        </table:table-row>
      </table:table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Olivier</meta:initial-creator>
    <meta:creation-date>2017-07-31T13:52:36.085260988</meta:creation-date>
    <dc:date>2017-09-14T09:33:09.898842802</dc:date>
    <dc:creator>MARTIN Olivier</dc:creator>
    <meta:editing-duration>PT26M25S</meta:editing-duration>
    <meta:editing-cycles>8</meta:editing-cycles>
    <meta:generator>LibreOffice/4.3.7.2$Linux_X86_64 LibreOffice_project/430$Build-2</meta:generator>
    <meta:document-statistic meta:table-count="1" meta:image-count="0" meta:object-count="0" meta:page-count="1" meta:paragraph-count="31" meta:word-count="137" meta:character-count="848" meta:non-whitespace-character-count="742"/>
  </office:meta>
</office:document-meta>
</file>